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ef3776b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622d8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font-style="normal" officeooo:rsid="00bddfbe" style:font-size-asian="12pt" style:font-size-complex="12pt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text-underline-style="none"/>
    </style:style>
    <style:style style:name="T219" style:family="text">
      <style:text-properties fo:color="#000000" loext:opacity="100%" style:text-line-through-style="none" style:text-line-through-type="none" style:text-underline-style="none" officeooo:rsid="0aabd8f8"/>
    </style:style>
    <style:style style:name="T220" style:family="text">
      <style:text-properties fo:color="#000000" loext:opacity="100%" style:text-line-through-style="none" style:text-line-through-type="none" style:text-underline-style="none" officeooo:rsid="0ee1abbb"/>
    </style:style>
    <style:style style:name="T221" style:family="text">
      <style:text-properties fo:color="#000000" loext:opacity="100%" style:text-line-through-style="none" style:text-line-through-type="none" style:text-underline-style="none" officeooo:rsid="0ee5411e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color="#000000" loext:opacity="100%" officeooo:rsid="004804ae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officeooo:rsid="047da547"/>
    </style:style>
    <style:style style:name="T32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7" style:family="text">
      <style:text-properties style:use-window-font-color="true" loext:opacity="0%" style:font-name="Liberation Sans" fo:font-size="12pt" style:font-size-asian="12pt" style:font-size-complex="12pt"/>
    </style:style>
    <style:style style:name="T348" style:family="text">
      <style:text-properties style:use-window-font-color="true" loext:opacity="0%" style:font-name="Liberation Sans" officeooo:rsid="0efd8e5c"/>
    </style:style>
    <style:style style:name="T349" style:family="text">
      <style:text-properties officeooo:rsid="04473353"/>
    </style:style>
    <style:style style:name="T35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aace3cd"/>
    </style:style>
    <style:style style:name="T354" style:family="text">
      <style:text-properties fo:font-size="8pt" style:font-size-asian="8pt" style:font-size-complex="8pt" loext:padding="0.049cm" loext:border="0.31pt solid #000000"/>
    </style:style>
    <style:style style:name="T355" style:family="text">
      <style:text-properties officeooo:rsid="01657261" style:font-size-complex="12pt"/>
    </style:style>
    <style:style style:name="T356" style:family="text">
      <style:text-properties officeooo:rsid="0e5635a7"/>
    </style:style>
    <style:style style:name="T357" style:family="text">
      <style:text-properties officeooo:rsid="0e56c5f4"/>
    </style:style>
    <style:style style:name="T358" style:family="text">
      <style:text-properties officeooo:rsid="0e80285f"/>
    </style:style>
    <style:style style:name="T359" style:family="text">
      <style:text-properties officeooo:rsid="0e838e2a"/>
    </style:style>
    <style:style style:name="T360" style:family="text">
      <style:text-properties officeooo:rsid="0e83c34e"/>
    </style:style>
    <style:style style:name="T36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6" style:family="text">
      <style:text-properties fo:color="#808080" loext:opacity="100%" style:font-name="Liberation Sans" fo:font-size="12pt" style:font-size-asian="12pt" style:font-size-complex="12pt"/>
    </style:style>
    <style:style style:name="T37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9" style:family="text">
      <style:text-properties officeooo:rsid="0ee1abbb"/>
    </style:style>
    <style:style style:name="T3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officeooo:rsid="0ef1f24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244">C</text:span></text:span><text:span text:style-name="Strong_20_Emphasis"><text:span text:style-name="T243">hecklist voor </text:span></text:span><text:span text:style-name="Strong_20_Emphasis"><text:span text:style-name="T245">de installatie</text:span></text:span><text:span text:style-name="Strong_20_Emphasis"><text:span text:style-name="T243"> van </text:span></text:span><text:span text:style-name="Strong_20_Emphasis"><text:span text:style-name="T243"><text:user-field-get text:name="Distro">Ubuntu</text:user-field-get></text:span></text:span><text:span text:style-name="Strong_20_Emphasis"><text:span text:style-name="T243"><text:s/></text:span></text:span><text:span text:style-name="Strong_20_Emphasis"><text:span text:style-name="T251"><text:user-field-get text:name="Version">22.04</text:user-field-get></text:span></text:span><text:span text:style-name="Strong_20_Emphasis"><text:span text:style-name="T247"><text:s/></text:span></text:span><text:span text:style-name="Strong_20_Emphasis"><text:span text:style-name="T248">LTS</text:span></text:span><text:span text:style-name="Strong_20_Emphasis"><text:span text:style-name="T248"><text:note text:id="ftn1" text:note-class="footnote"><text:note-citation>1</text:note-citation><text:note-body><text:p text:style-name="P82"><text:span text:style-name="T272">LTS</text:span><text:span text:style-name="T280"> </text:span><text:span text:style-name="T281">staat voor</text:span><text:span text:style-name="T279"> </text:span><text:span text:style-name="T272">Long-Term Support, langetermijnondersteuning, </text:span><text:span text:style-name="T282">en </text:span><text:span text:style-name="T283">d</text:span><text:span text:style-name="T282">eze </text:span><text:span text:style-name="Strong_20_Emphasis"><text:span text:style-name="T286"><text:user-field-get text:name="Distro">Ubuntu</text:user-field-get></text:span></text:span><text:span text:style-name="T282"><text:s/></text:span><text:span text:style-name="T287"><text:user-field-get text:name="Version">22.04</text:user-field-get></text:span><text:span text:style-name="T287"><text:s/></text:span><text:span text:style-name="T282">LTS </text:span><text:span text:style-name="T284">(codenaam </text:span><text:span text:style-name="T285">j</text:span><text:span text:style-name="T380">ammy</text:span><text:span text:style-name="T284">) </text:span><text:span text:style-name="T281">van</text:span><text:span text:style-name="T278"> </text:span><text:span text:style-name="T276">april</text:span><text:span text:style-name="T274"> </text:span><text:span text:style-name="Strong_20_Emphasis"><text:span text:style-name="T166"><text:user-field-get style:data-style-name="N0" text:name="Releaseyear">2022</text:user-field-get></text:span></text:span><text:span text:style-name="T276"><text:s/></text:span><text:span text:style-name="T272">wordt </text:span><text:span text:style-name="T273">vijf</text:span><text:span text:style-name="T272"> jaar onder</text:span><text:span text:style-name="T278">houden</text:span><text:span text:style-name="T277"> </text:span><text:span text:style-name="T272">tot </text:span><text:span text:style-name="T276">april</text:span><text:span text:style-name="T271"> </text:span><text:span text:style-name="T272">202</text:span><text:span text:style-name="T276">7</text:span><text:span text:style-name="T275">.</text:span></text:p></text:note-body></text:note></text:span></text:span><text:span text:style-name="Strong_20_Emphasis"><text:span text:style-name="T249"> </text:span></text:span><text:span text:style-name="Strong_20_Emphasis"><text:span text:style-name="T250"><text:user-field-get text:name="Edition">desktop</text:user-field-get></text:span></text:span><text:span text:style-name="Strong_20_Emphasis"><text:span text:style-name="T246">.</text:span></text:span></text:p>
      <text:p text:style-name="P10"/>
      <text:p text:style-name="P70"><text:span text:style-name="T38">Kijk op</text:span><text:span text:style-name="T24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3"> </text:span><text:span text:style-name="T320">voor</text:span><text:span text:style-name="T321"> </text:span><text:span text:style-name="T322">deze en andere </text:span><text:span text:style-name="T323">Linux documenten</text:span><text:span text:style-name="T68">, scripts, </text:span><text:span text:style-name="T69">en informatie</text:span><text:span text:style-name="T68">.</text:span></text:p>
      <text:p text:style-name="P11"/>
      <text:p text:style-name="P4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12"/>
      <text:p text:style-name="P9"><text:span text:style-name="T1">V</text:span><text:span text:style-name="T17">ul de waarden in het tekstvak achter de </text:span><text:span text:style-name="Definition"><text:span text:style-name="T7">schuingedrukte</text:span></text:span><text:span text:style-name="T1"> </text:span><text:span text:style-name="T18">woorden, </text:span><text:span text:style-name="T324">zie </text:span><text:span text:style-name="T348">[</text:span><text:span text:style-name="T324">toelichting</text:span><text:span text:style-name="T348">]</text:span><text:span text:style-name="T18">:</text:span></text:p>
      <text:p text:style-name="P2"><text:span text:style-name="Definition"><text:span text:style-name="T341">g</text:span></text:span><text:span text:style-name="Definition"><text:span text:style-name="T340">ebruiker</text:span></text:span><text:span text:style-name="Definition"><text:span text:style-name="T328"><text:tab/><text:tab/></text:span></text:span><text:span text:style-name="Definition"><text:span text:style-name="T347"> <text:tab/><text:tab/></text:span></text:span><text:span text:style-name="T329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29"><text:tab/></text:span><text:span text:style-name="T330">[</text:span><text:span text:style-name="T326">volledige naam, bijv. </text:span><text:span text:style-name="T327">J</text:span><text:span text:style-name="T345">a</text:span><text:span text:style-name="T327">n </text:span><text:span text:style-name="T345">Jansen</text:span><text:span text:style-name="T346">]</text:span></text:p>
      <text:p text:style-name="Standard"><text:span text:style-name="Definition"><text:span text:style-name="T341">g</text:span></text:span><text:span text:style-name="Definition"><text:span text:style-name="T340">ebruikersnaam</text:span></text:span><text:span text:style-name="Definition"><text:span text:style-name="T325"><text:tab/></text:span></text:span><text:span text:style-name="Definition"><text:span text:style-name="T325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25"><text:tab/></text:span></text:span><text:span text:style-name="T10">[</text:span><text:span text:style-name="T9">korte naam, bijv. </text:span><text:span text:style-name="T255">j</text:span><text:span text:style-name="T256">an</text:span><text:span text:style-name="T257">]</text:span></text:p>
      <text:p text:style-name="P1"><text:span text:style-name="Definition"><text:span text:style-name="T343">c</text:span></text:span><text:span text:style-name="Definition"><text:span text:style-name="T342">omputernaam</text:span></text:span><text:span text:style-name="Definition"><text:span text:style-name="T331"><text:tab/><text:tab/></text:span></text:span><text:span text:style-name="Definition"><text:span text:style-name="T329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29"><text:tab/></text:span></text:span><text:span text:style-name="Definition"><text:span text:style-name="T337">[</text:span></text:span><text:span text:style-name="Definition"><text:span text:style-name="T333">naam van de compute</text:span></text:span><text:span text:style-name="Definition"><text:span text:style-name="T334">r, </text:span></text:span><text:span text:style-name="Definition"><text:span text:style-name="T335">bijv. </text:span></text:span><text:span text:style-name="Definition"><text:span text:style-name="T336">pc02</text:span></text:span><text:span text:style-name="Definition"><text:span text:style-name="T337">]</text:span></text:span></text:p>
      <text:p text:style-name="P1"><text:span text:style-name="Definition"><text:span text:style-name="T341">o</text:span></text:span><text:span text:style-name="Definition"><text:span text:style-name="T340">pstartmenu</text:span></text:span><text:span text:style-name="Definition"><text:span text:style-name="T329"><text:tab/><text:tab/><text:tab/></text:span></text:span><text:span text:style-name="Definition"><text:span text:style-name="T329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29"><text:tab/></text:span></text:span><text:span text:style-name="Definition"><text:span text:style-name="T337">[</text:span></text:span><text:span text:style-name="Definition"><text:span text:style-name="T333">to</text:span></text:span><text:span text:style-name="Definition"><text:span text:style-name="T338">ets voor het opstartmedium</text:span></text:span><text:span text:style-name="Definition"><text:span text:style-name="T339">]</text:span></text:span></text:p>
      <text:p text:style-name="P6"><text:span text:style-name="Definition"><text:span text:style-name="T343">i</text:span></text:span><text:span text:style-name="Definition"><text:span text:style-name="T344">nstellingen</text:span></text:span><text:span text:style-name="T332"><text:tab/><text:tab/> <text:tab/></text:span><text:span text:style-name="T332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32"><text:tab/></text:span><text:span text:style-name="T337">[</text:span><text:span text:style-name="T333">toets voor het UEFI-BIOS-scherm</text:span><text:span text:style-name="T337">]</text:span></text:p>
      <text:p text:style-name="P3"><text:span text:style-name="Definition"><text:span text:style-name="T362">g</text:span></text:span><text:span text:style-name="Definition"><text:span text:style-name="T361">ebruiker</text:span></text:span><text:span text:style-name="Definition"><text:span text:style-name="T363">2</text:span></text:span><text:span text:style-name="Definition"><text:span text:style-name="T364"><text:tab/></text:span></text:span><text:span text:style-name="Definition"><text:span text:style-name="T376"> <text:tab/><text:tab/></text:span></text:span><text:span text:style-name="T365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65"><text:tab/></text:span><text:span text:style-name="T366">[</text:span><text:span text:style-name="T367">volledige naam </text:span><text:span text:style-name="T368">evt. 2</text:span><text:span text:style-name="T377">e</text:span><text:span text:style-name="T368"> gebruiker</text:span><text:span text:style-name="T369">]</text:span></text:p>
      <text:p text:style-name="P71"><text:span text:style-name="Definition"><text:span text:style-name="T362">g</text:span></text:span><text:span text:style-name="Definition"><text:span text:style-name="T361">ebruikersnaam</text:span></text:span><text:span text:style-name="Definition"><text:span text:style-name="T363">2</text:span></text:span><text:span text:style-name="Definition"><text:span text:style-name="T370"><text:tab/></text:span></text:span><text:span text:style-name="Definition"><text:span text:style-name="T370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70"><text:tab/></text:span></text:span><text:span text:style-name="T372">[</text:span><text:span text:style-name="T371">korte naam</text:span><text:span text:style-name="T373"> </text:span><text:span text:style-name="T374">evt. 2</text:span><text:span text:style-name="T378">e</text:span><text:span text:style-name="T374"> gebruiker</text:span><text:span text:style-name="T375">]</text:span></text:p>
      <text:p text:style-name="P3"><text:span text:style-name="T258">Vervang </text:span><text:span text:style-name="Definition"><text:span text:style-name="T12">schuingedrukte</text:span></text:span><text:span text:style-name="T258"> </text:span><text:span text:style-name="T259">woorden </text:span><text:span text:style-name="T258">in deze checklist door </text:span><text:span text:style-name="T259">boven</text:span><text:span text:style-name="T258">staande waarden.</text:span></text:p>
      <text:p text:style-name="P5"/>
      <text:p text:style-name="P5"/>
      <text:p text:style-name="P4"><text:span text:style-name="T267">Nog niet op Linux?</text:span><text:span text:style-name="T260"><text:tab/></text:span><text:span text:style-name="T264"><text:tab/></text:span><text:span text:style-name="T265">G</text:span><text:span text:style-name="T261">ebruik </text:span><text:span text:style-name="Strong_20_Emphasis"><text:span text:style-name="T268">Checklist migratie</text:span></text:span><text:span text:style-name="T26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2"> onder </text:span><text:span text:style-name="T266">Linux</text:span><text:span text:style-name="T263">.</text:span></text:p>
      <text:p text:style-name="P41"><text:span text:style-name="T231">Nieuwe installatie?</text:span><text:span text:style-name="T226"><text:tab/></text:span><text:span text:style-name="T228"></text:span><text:span text:style-name="T230"><text:tab/></text:span><text:span text:style-name="T229">B</text:span><text:span text:style-name="T226">egin bij hoofdstuk </text:span><text:span text:style-name="T231"><text:bookmark-ref text:reference-format="page" text:ref-name="__RefNumPara__4009_1271708128">2</text:bookmark-ref></text:span><text:span text:style-name="T226"><text:s text:c="2"/></text:span><text:span text:style-name="T232"><text:bookmark-ref text:reference-format="text" text:ref-name="__RefNumPara__4009_1271708128">Installatie uitvoeren</text:bookmark-ref></text:span><text:span text:style-name="T227">.</text:span></text:p>
      <text:p text:style-name="P25"/>
      <text:p text:style-name="P25"/>
      <text:list xml:id="list264984941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73"><text:s/></text:span></text:span><text:span text:style-name="Strong_20_Emphasis"><text:span text:style-name="T116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3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5"><text:note text:id="ftn2" text:note-class="footnote"><text:note-citation>2</text:note-citation><text:note-body><text:p text:style-name="P67"><text:span text:style-name="User_20_Entry"><text:span text:style-name="T165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13">t</text:span></text:span><text:span text:style-name="User_20_Entry"><text:span text:style-name="T214">uele </text:span></text:span><text:span text:style-name="User_20_Entry"><text:span text:style-name="T215">extra </text:span></text:span><text:span text:style-name="User_20_Entry"><text:span text:style-name="T217">gebruiker</text:span></text:span><text:span text:style-name="User_20_Entry"><text:span text:style-name="T215">s aanmelden </text:span></text:span><text:span text:style-name="User_20_Entry"><text:span text:style-name="T216">en dezelfde stappen uitvoeren</text:span></text:span><text:span text:style-name="User_20_Entry"><text:span text:style-name="T212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3" text:note-class="footnote"><text:note-citation>3</text:note-citation><text:note-body><text:p text:style-name="P79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0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14">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90">druk op de </text:span></text:span><text:span text:style-name="Strong_20_Emphasis"><text:span text:style-name="T87">Super</text:span></text:span><text:span text:style-name="Strong_20_Emphasis"><text:span text:style-name="T90">-toets</text:span></text:span><text:span text:style-name="Strong_20_Emphasis"><text:span text:style-name="T36"><text:note text:id="ftn4" text:note-class="footnote"><text:note-citation>4</text:note-citation><text:note-body><text:p text:style-name="P66"><text:span text:style-name="T225">D</text:span>e <text:span text:style-name="T354">Super</text:span>-toets <text:span text:style-name="T381">zit linksonder op het toetsenbord en </text:span>heeft een logo in plaats van alleen letters.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80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5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Bereid de installatie voor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84">, </text:span></text:span><text:span text:style-name="Strong_20_Emphasis"><text:span text:style-name="T88">t</text:span></text:span><text:span text:style-name="Strong_20_Emphasis"><text:span text:style-name="T8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1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</text:span></text:span><text:span text:style-name="Strong_20_Emphasis"><text:span text:style-name="T118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3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3">stallatie voorbereiden</text:span></text:span><text:span text:style-name="Strong_20_Emphasis"><text:span text:style-name="T96"> </text:span></text:span><text:span text:style-name="Strong_20_Emphasis"><text:span text:style-name="T82">en volg </text:span></text:span><text:span text:style-name="Strong_20_Emphasis"><text:span text:style-name="T83">de aanwijzingen op het scherm.</text:span></text:span></text:p>
          </table:table-cell>
        </table:table-row>
      </table:table>
      <text:p text:style-name="P14"/>
      <text:list xml:id="list90341276967584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7">Start de computer op vanaf </text:span><text:span text:style-name="T288">een </text:span><text:span text:style-name="Strong_20_Emphasis"><text:span text:style-name="T253"><text:user-field-get text:name="Distro">Ubuntu</text:user-field-get></text:span></text:span><text:span text:style-name="T242"><text:s/></text:span><text:span text:style-name="T238"><text:user-field-get text:name="Version">22.04</text:user-field-get></text:span><text:span text:style-name="T218"><text:s/>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18">Live</text:span><text:span text:style-name="T218"><text:note text:id="ftn5" text:note-class="footnote"><text:note-citation>1</text:note-citation><text:note-body><text:p text:style-name="P83"><text:span text:style-name="T349">Vanaf ee</text:span>n Live <text:span text:style-name="T379">usb</text:span><text:span text:style-name="T353">-stick </text:span><text:span text:style-name="T356">(</text:span><text:span text:style-name="T353">of </text:span><text:span text:style-name="T357">dvd</text:span><text:span text:style-name="T356">)</text:span><text:span text:style-name="T23"> </text:span>kunt <text:span text:style-name="T349">u opstarten en</text:span> <text:span text:style-name="T19">met </text:span><text:span text:style-name="Strong_20_Emphasis"><text:span text:style-name="T286"><text:user-field-get text:name="Distro">Ubuntu</text:user-field-get></text:span></text:span><text:span text:style-name="Strong_20_Emphasis"><text:span text:style-name="T286"><text:s/></text:span></text:span>werken zonder deze te installeren.</text:p></text:note-body></text:note></text:span><text:span text:style-name="T218"> </text:span><text:span text:style-name="T220">usb</text:span><text:span text:style-name="T219">-stick</text:span><text:span text:style-name="T219"><text:note text:id="ftn6" text:note-class="footnote"><text:note-citation>2</text:note-citation><text:note-body><text:p text:style-name="P77"><text:span text:style-name="Strong_20_Emphasis"><text:span text:style-name="T167">Download </text:span></text:span><text:span text:style-name="Strong_20_Emphasis"><text:span text:style-name="T168">een </text:span></text:span><text:span text:style-name="Strong_20_Emphasis"><text:span text:style-name="T170">cd</text:span></text:span><text:span text:style-name="Strong_20_Emphasis"><text:span text:style-name="T196">-beeldbestand</text:span></text:span><text:span text:style-name="Strong_20_Emphasis"><text:span text:style-name="T171"> </text:span></text:span><text:span text:style-name="Strong_20_Emphasis"><text:span text:style-name="T172">(.iso) </text:span></text:span><text:span text:style-name="Strong_20_Emphasis"><text:span text:style-name="T171">vanaf </text:span></text:span><text:a xlink:type="simple" xlink:href="https://nl.releases.ubuntu.com/" text:style-name="Internet_20_link" text:visited-style-name="Visited_20_Internet_20_Link"><text:span text:style-name="Strong_20_Emphasis"><text:span text:style-name="T351">nl.releases.ubuntu.com</text:span></text:span></text:a><text:span text:style-name="Strong_20_Emphasis"><text:span text:style-name="T171">, </text:span></text:span><text:span text:style-name="Strong_20_Emphasis"><text:span text:style-name="T173">klik op</text:span></text:span><text:span text:style-name="Strong_20_Emphasis"><text:span text:style-name="T174"> </text:span></text:span><text:span text:style-name="Strong_20_Emphasis"><text:span text:style-name="T201">Ubuntu 2</text:span></text:span><text:span text:style-name="Strong_20_Emphasis"><text:span text:style-name="T202">2</text:span></text:span><text:span text:style-name="Strong_20_Emphasis"><text:span text:style-name="T201">.04 LTS (Jammy Jellyfish)</text:span></text:span><text:span text:style-name="Strong_20_Emphasis"><text:span text:style-name="T174">, </text:span></text:span><text:span text:style-name="Strong_20_Emphasis"><text:span text:style-name="T175">en </text:span></text:span><text:span text:style-name="Strong_20_Emphasis"><text:span text:style-name="T173">klik </text:span></text:span><text:span text:style-name="Strong_20_Emphasis"><text:span text:style-name="T175">vervolgens </text:span></text:span><text:span text:style-name="Strong_20_Emphasis"><text:span text:style-name="T176">achter</text:span></text:span><text:span text:style-name="Strong_20_Emphasis"><text:span text:style-name="T175"> </text:span></text:span><text:span text:style-name="Strong_20_Emphasis"><text:span text:style-name="T203">Desktop image</text:span></text:span><text:span text:style-name="Strong_20_Emphasis"><text:span text:style-name="T175"> </text:span></text:span><text:span text:style-name="Strong_20_Emphasis"><text:span text:style-name="T176">op </text:span></text:span><text:span text:style-name="Strong_20_Emphasis"><text:span text:style-name="T200">64-bit PC (AMD64) desktop image</text:span></text:span><text:span text:style-name="Strong_20_Emphasis"><text:span text:style-name="T199">.</text:span></text:span><text:span text:style-name="Strong_20_Emphasis"><text:span text:style-name="T175"><text:line-break/></text:span></text:span><text:span text:style-name="Strong_20_Emphasis"><text:span text:style-name="T173">P</text:span></text:span><text:span text:style-name="Strong_20_Emphasis"><text:span text:style-name="T167">laats </text:span></text:span><text:span text:style-name="Strong_20_Emphasis"><text:span text:style-name="T168">een </text:span></text:span><text:span text:style-name="Strong_20_Emphasis"><text:span text:style-name="T170">usb</text:span></text:span><text:span text:style-name="Strong_20_Emphasis"><text:span text:style-name="T168">-stick </text:span></text:span><text:span text:style-name="Strong_20_Emphasis"><text:span text:style-name="T197">va</text:span></text:span><text:span text:style-name="Strong_20_Emphasis"><text:span text:style-name="T177">n </text:span></text:span><text:span text:style-name="Strong_20_Emphasis"><text:span text:style-name="T178">min</text:span></text:span><text:span text:style-name="Strong_20_Emphasis"><text:span text:style-name="T179">imaal</text:span></text:span><text:span text:style-name="Strong_20_Emphasis"><text:span text:style-name="T178"> </text:span></text:span><text:span text:style-name="Strong_20_Emphasis"><text:span text:style-name="T180">4</text:span></text:span><text:span text:style-name="Strong_20_Emphasis"><text:span text:style-name="T178"> GB. <text:line-break/></text:span></text:span><text:span text:style-name="Strong_20_Emphasis"><text:span text:style-name="T198">Zoek</text:span></text:span><text:span text:style-name="Strong_20_Emphasis"><text:span text:style-name="T178"> </text:span></text:span><text:span text:style-name="Strong_20_Emphasis"><text:span text:style-name="T204">s</text:span></text:span><text:span text:style-name="Strong_20_Emphasis"><text:span text:style-name="T205">ch</text:span></text:span><text:span text:style-name="Strong_20_Emphasis"><text:span text:style-name="T178"> en klik op het pictogram van</text:span></text:span><text:span text:style-name="Strong_20_Emphasis"><text:span text:style-name="T181"> </text:span></text:span><text:span text:style-name="Strong_20_Emphasis"><text:span text:style-name="T207">Schijven</text:span></text:span><text:span text:style-name="Strong_20_Emphasis"><text:span text:style-name="T182">. Selecteer de </text:span></text:span><text:span text:style-name="Strong_20_Emphasis"><text:span text:style-name="T183">usb</text:span></text:span><text:span text:style-name="Strong_20_Emphasis"><text:span text:style-name="T182">-stick in de lijst van schijven aan de linkerkant en klik rechtsboven op </text:span></text:span><text:span text:style-name="Strong_20_Emphasis"><text:span text:style-name="T206">Schijfinstellingen</text:span></text:span><text:span text:style-name="Strong_20_Emphasis"><text:span text:style-name="T182"> </text:span></text:span><text:span text:style-name="Strong_20_Emphasis"><text:span text:style-name="T206">⋮</text:span></text:span><text:span text:style-name="Strong_20_Emphasis"><text:span text:style-name="T182"> (icoontje met de drie puntjes).</text:span></text:span></text:p><text:p text:style-name="P73"><text:span text:style-name="Strong_20_Emphasis"><text:span text:style-name="T182"><text:tab/>Kies </text:span></text:span><text:span text:style-name="Strong_20_Emphasis"><text:span text:style-name="T206">Schijfkopie terugzetten</text:span></text:span><text:span text:style-name="Strong_20_Emphasis"><text:span text:style-name="T182"> en selecteer </text:span></text:span><text:span text:style-name="Strong_20_Emphasis"><text:span text:style-name="T184">het net</text:span></text:span><text:span text:style-name="Strong_20_Emphasis"><text:span text:style-name="T185"> gedownloade </text:span></text:span><text:span text:style-name="Strong_20_Emphasis"><text:span text:style-name="T186">cd</text:span></text:span><text:span text:style-name="T20">-beeldbestand </text:span><text:span text:style-name="T21">(.iso)</text:span><text:span text:style-name="Strong_20_Emphasis"><text:span text:style-name="T185">.</text:span></text:span></text:p><text:p text:style-name="P76"><text:span text:style-name="Strong_20_Emphasis"><text:span text:style-name="T182"><text:tab/>Klik op </text:span></text:span><text:span text:style-name="Strong_20_Emphasis"><text:span text:style-name="T206">Terugzetten starten</text:span></text:span><text:span text:style-name="Strong_20_Emphasis"><text:span text:style-name="T182"> en vervolgens op </text:span></text:span><text:span text:style-name="Strong_20_Emphasis"><text:span text:style-name="T206">Terugzetten</text:span></text:span><text:span text:style-name="Strong_20_Emphasis"><text:span text:style-name="T187">.<text:line-break/></text:span></text:span><text:span text:style-name="Strong_20_Emphasis"><text:span text:style-name="T188">O</text:span></text:span><text:span text:style-name="Strong_20_Emphasis"><text:span text:style-name="T168">f </text:span></text:span><text:span text:style-name="Strong_20_Emphasis"><text:span text:style-name="T189">gebruik </text:span></text:span><text:span text:style-name="Strong_20_Emphasis"><text:span text:style-name="T190">het programma </text:span></text:span><text:span text:style-name="Strong_20_Emphasis"><text:span text:style-name="T208">Etche</text:span></text:span><text:span text:style-name="Strong_20_Emphasis"><text:span text:style-name="T209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52">etcher.io</text:span></text:span></text:a><text:span text:style-name="Strong_20_Emphasis"><text:span text:style-name="T191">) </text:span></text:span><text:span text:style-name="Strong_20_Emphasis"><text:span text:style-name="T192">dat </text:span></text:span><text:span text:style-name="Strong_20_Emphasis"><text:span text:style-name="T168">beschikbaar </text:span></text:span><text:span text:style-name="Strong_20_Emphasis"><text:span text:style-name="T192">is </text:span></text:span><text:span text:style-name="Strong_20_Emphasis"><text:span text:style-name="T168">voor </text:span></text:span><text:span text:style-name="Strong_20_Emphasis"><text:span text:style-name="T182">Windows, </text:span></text:span><text:span text:style-name="Strong_20_Emphasis"><text:span text:style-name="T193">mac</text:span></text:span><text:span text:style-name="Strong_20_Emphasis"><text:span text:style-name="T194">OS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190">Linux</text:span></text:span><text:span text:style-name="Strong_20_Emphasis"><text:span text:style-name="T195">.</text:span></text:span></text:p></text:note-body></text:note></text:span><text:span text:style-name="T218"> </text:span><text:span text:style-name="T221">of dvd.</text:span></text:p>
            <text:p text:style-name="P44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55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4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9">Kies</text:span></text:span><text:span text:style-name="Strong_20_Emphasis"><text:span text:style-name="T39"> </text:span></text:span><text:span text:style-name="Strong_20_Emphasis"><text:span text:style-name="T120">als</text:span></text:span><text:span text:style-name="Strong_20_Emphasis"><text:span text:style-name="T40"> </text:span></text:span><text:span text:style-name="Strong_20_Emphasis"><text:span text:style-name="T41">mogelijk</text:span></text:span><text:span text:style-name="Strong_20_Emphasis"><text:span text:style-name="T39"> </text:span></text:span><text:span text:style-name="Strong_20_Emphasis"><text:span text:style-name="T42">met pijltjes-toetsen</text:span></text:span><text:span text:style-name="Strong_20_Emphasis"><text:span text:style-name="T43"> </text:span></text:span><text:span text:style-name="Strong_20_Emphasis"><text:span text:style-name="T141">Nederlands</text:span></text:span><text:span text:style-name="Strong_20_Emphasis"><text:span text:style-name="T44"> </text:span></text:span><text:span text:style-name="Strong_20_Emphasis"><text:span text:style-name="T42">en d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70">Kies </text:span><text:span text:style-name="T269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5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7">Als </text:span></text:span><text:span text:style-name="Strong_20_Emphasis"><text:span text:style-name="T48">het </text:span></text:span><text:span text:style-name="Strong_20_Emphasis"><text:span text:style-name="T49">het scherm </text:span></text:span><text:span text:style-name="Strong_20_Emphasis"><text:span text:style-name="T148">Draadloos</text:span></text:span><text:span text:style-name="Strong_20_Emphasis"><text:span text:style-name="T49"> </text:span></text:span><text:span text:style-name="Strong_20_Emphasis"><text:span text:style-name="T48">verschijnt, </text:span></text:span><text:span text:style-name="Strong_20_Emphasis"><text:span text:style-name="T50">kies</text:span></text:span><text:span text:style-name="Strong_20_Emphasis"><text:span text:style-name="T49"> </text:span></text:span><text:span text:style-name="Strong_20_Emphasis"><text:span text:style-name="T72">het</text:span></text:span><text:span text:style-name="Strong_20_Emphasis"><text:span text:style-name="T50"> draadloos netwerk, maak </text:span></text:span><text:span text:style-name="Strong_20_Emphasis"><text:span text:style-name="T38">verbinding, </text:span></text:span><text:span text:style-name="Strong_20_Emphasis"><text:span text:style-name="T51">en klik</text:span></text:span><text:span text:style-name="Strong_20_Emphasis"><text:span text:style-name="T38"> </text:span></text:span><text:span text:style-name="Strong_20_Emphasis"><text:span text:style-name="T52">op </text:span></text:span><text:span text:style-name="Strong_20_Emphasis"><text:span text:style-name="T144">Verd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5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Installatietype</text:span></text:span><text:span text:style-name="Strong_20_Emphasis"><text:span text:style-name="T124"> </text:span></text:span><text:span text:style-name="Strong_20_Emphasis"><text:span text:style-name="T125">selecteer</text:span></text:span><text:span text:style-name="Strong_20_Emphasis"><text:span text:style-name="T126"> </text:span></text:span><text:span text:style-name="Strong_20_Emphasis"><text:span text:style-name="T290">het gewenste </text:span></text:span><text:span text:style-name="Strong_20_Emphasis"><text:span text:style-name="T305">Installatie type</text:span></text:span><text:span text:style-name="Strong_20_Emphasis"><text:span text:style-name="T290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91">K</text:span></text:span><text:span text:style-name="Strong_20_Emphasis"><text:span text:style-name="T55">lik </text:span></text:span><text:span text:style-name="Strong_20_Emphasis"><text:span text:style-name="T56">op</text:span></text:span><text:span text:style-name="Strong_20_Emphasis"><text:span text:style-name="T55">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55">, </text:span></text:span><text:span text:style-name="Strong_20_Emphasis"><text:span text:style-name="T67">of klik op </text:span></text:span><text:span text:style-name="Strong_20_Emphasis"><text:span text:style-name="T142">Verder</text:span></text:span><text:span text:style-name="Strong_20_Emphasis"><text:span text:style-name="T67"> en </text:span></text:span><text:span text:style-name="Strong_20_Emphasis"><text:span text:style-name="T123">c</text:span></text:span><text:span text:style-name="Strong_20_Emphasis"><text:span text:style-name="T57">ontroleer de </text:span></text:span><text:span text:style-name="Strong_20_Emphasis"><text:span text:style-name="T58">voorgestelde </text:span></text:span><text:span text:style-name="Strong_20_Emphasis"><text:span text:style-name="T57">schijfindelin</text:span></text:span><text:span text:style-name="Strong_20_Emphasis"><text:span text:style-name="T59">g,</text:span></text:span><text:span text:style-name="Strong_20_Emphasis"><text:span text:style-name="T57"> </text:span></text:span><text:span text:style-name="Strong_20_Emphasis"><text:span text:style-name="T60">kies de gewenste schijf, </text:span></text:span><text:span text:style-name="Strong_20_Emphasis"><text:span text:style-name="T59">en </text:span></text:span><text:span text:style-name="Strong_20_Emphasis"><text:span text:style-name="T129">k</text:span></text:span><text:span text:style-name="Strong_20_Emphasis"><text:span text:style-name="T130">lik op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6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Wilt u deze aanpassingen wegschrijven naar de schijven? </text:span></text:span><text:span text:style-name="Strong_20_Emphasis"><text:span text:style-name="T61">controleer de </text:span></text:span><text:span text:style-name="Strong_20_Emphasis"><text:span text:style-name="T62">partities</text:span></text:span><text:span text:style-name="Strong_20_Emphasis"><text:span text:style-name="T61"> </text:span></text:span><text:span text:style-name="Strong_20_Emphasis"><text:span text:style-name="T63">die </text:span></text:span><text:span text:style-name="Strong_20_Emphasis"><text:span text:style-name="T64">geformatteerd</text:span></text:span><text:span text:style-name="Strong_20_Emphasis"><text:span text:style-name="T63"> worden </text:span></text:span><text:span text:style-name="Strong_20_Emphasis"><text:span text:style-name="T61">en </text:span></text:span><text:span text:style-name="Strong_20_Emphasis"><text:span text:style-name="T53">klik </text:span></text:span><text:span text:style-name="Strong_20_Emphasis"><text:span text:style-name="T55">op </text:span></text:span><text:span text:style-name="Strong_20_Emphasis"><text:span text:style-name="T145">Verde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5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2">O</text:span></text:span><text:span text:style-name="Strong_20_Emphasis"><text:span text:style-name="T293">p </text:span></text:span><text:span text:style-name="Strong_20_Emphasis"><text:span text:style-name="T294">het </text:span></text:span><text:span text:style-name="Strong_20_Emphasis"><text:span text:style-name="T295">scherm </text:span></text:span><text:span text:style-name="Strong_20_Emphasis"><text:span text:style-name="T306">Waar bevindt u zich?</text:span></text:span><text:span text:style-name="Strong_20_Emphasis"><text:span text:style-name="T295"> </text:span></text:span><text:span text:style-name="Strong_20_Emphasis"><text:span text:style-name="T296">controleer </text:span></text:span><text:span text:style-name="Strong_20_Emphasis"><text:span text:style-name="T297">de </text:span></text:span><text:span text:style-name="Strong_20_Emphasis"><text:span text:style-name="T296">locatie en </text:span></text:span><text:span text:style-name="Strong_20_Emphasis"><text:span text:style-name="T292">klik </text:span></text:span><text:span text:style-name="Strong_20_Emphasis"><text:span text:style-name="T295">op </text:span></text:span><text:span text:style-name="Strong_20_Emphasis"><text:span text:style-name="T306">Verder</text:span></text:span><text:span text:style-name="Strong_20_Emphasis"><text:span text:style-name="T29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5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7">Op </text:span><text:span text:style-name="T308">het </text:span><text:span text:style-name="T306">scherm </text:span><text:span text:style-name="Strong_20_Emphasis"><text:span text:style-name="T306">Wie bent u?</text:span></text:span><text:span text:style-name="T306"> </text:span><text:span text:style-name="T307">vul </text:span><text:span text:style-name="T309">in </text:span><text:span text:style-name="Strong_20_Emphasis"><text:span text:style-name="T310">Uw n</text:span></text:span><text:span text:style-name="Strong_20_Emphasis"><text:span text:style-name="T311">aam</text:span></text:span><text:span text:style-name="Strong_20_Emphasis"><text:span text:style-name="T298"> </text:span></text:span><text:span text:style-name="Definition"><text:span text:style-name="T5">gebruiker</text:span></text:span><text:span text:style-name="Strong_20_Emphasis"><text:span text:style-name="T299">, <text:line-break/></text:span></text:span><text:span text:style-name="Strong_20_Emphasis"><text:span text:style-name="T311">Naam </text:span></text:span><text:span text:style-name="Strong_20_Emphasis"><text:span text:style-name="T310">van uw </text:span></text:span><text:span text:style-name="Strong_20_Emphasis"><text:span text:style-name="T312">computer</text:span></text:span><text:span text:style-name="Definition"><text:span text:style-name="T16"> </text:span></text:span><text:span text:style-name="Definition"><text:span text:style-name="T5">computernaam</text:span></text:span><text:span text:style-name="Strong_20_Emphasis"><text:span text:style-name="T298">,<text:line-break/></text:span></text:span><text:span text:style-name="Strong_20_Emphasis"><text:span text:style-name="T310">Kies een g</text:span></text:span><text:span text:style-name="Strong_20_Emphasis"><text:span text:style-name="T312">ebruikersnaam</text:span></text:span><text:span text:style-name="Strong_20_Emphasis"><text:span text:style-name="T298"> </text:span></text:span><text:span text:style-name="Definition"><text:span text:style-name="T5">gebruikersnaam</text:span></text:span><text:span text:style-name="Strong_20_Emphasis"><text:span text:style-name="T298">,<text:line-break/></text:span></text:span><text:span text:style-name="Strong_20_Emphasis"><text:span text:style-name="T300">g</text:span></text:span><text:span text:style-name="Strong_20_Emphasis"><text:span text:style-name="T289">eef tweemaal een </text:span></text:span><text:span text:style-name="Strong_20_Emphasis"><text:span text:style-name="T304">wachtwoord</text:span></text:span><text:span text:style-name="Strong_20_Emphasis"><text:span text:style-name="T289">,</text:span></text:span><text:span text:style-name="Strong_20_Emphasis"><text:span text:style-name="T301"> </text:span></text:span><text:span text:style-name="Strong_20_Emphasis"><text:span text:style-name="T302">en</text:span></text:span><text:span text:style-name="Strong_20_Emphasis"><text:span text:style-name="T301"> </text:span></text:span><text:span text:style-name="Strong_20_Emphasis"><text:span text:style-name="T303">k</text:span></text:span><text:span text:style-name="Strong_20_Emphasis"><text:span text:style-name="T289">lik op </text:span></text:span><text:span text:style-name="Strong_20_Emphasis"><text:span text:style-name="T304">Verder</text:span></text:span><text:span text:style-name="Strong_20_Emphasis"><text:span text:style-name="T289">.</text:span></text:span></text:p>
          </table:table-cell>
        </table:table-row>
      </table:table>
      <text:p text:style-name="P43"><text:span text:style-name="Strong_20_Emphasis"><text:span text:style-name="T127"/></text:span></text:p>
      <text:list xml:id="list90343038239643" text:continue-numbering="true" text:style-name="L1">
        <text:list-item>
          <text:p text:style-name="P85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7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28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5"><text:s/></text:span></text:span><text:span text:style-name="Strong_20_Emphasis"><text:span text:style-name="T117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7" text:note-class="footnote"><text:note-citation>1</text:note-citation><text:note-body><text:p text:style-name="P74"><text:span text:style-name="T359">Debian-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0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6"> </text:span></text:span><text:span text:style-name="Strong_20_Emphasis"><text:span text:style-name="T115">via </text:span></text:span><text:span text:style-name="Strong_20_Emphasis"><text:span text:style-name="T84">een </text:span></text:span><text:span text:style-name="Strong_20_Emphasis"><text:span text:style-name="T99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90"><text:note text:id="ftn8" text:note-class="footnote"><text:note-citation>2</text:note-citation><text:note-body><text:p text:style-name="P42"><text:span text:style-name="T239">De </text:span><text:span text:style-name="T240">Super</text:span><text:span text:style-name="T239">-toets </text:span><text:span text:style-name="T241">zit linksonder op het toetsenbord en </text:span><text:span text:style-name="T239">heeft een logo in plaats van alleen letters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101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3</text:span></text:span><text:span text:style-name="Strong_20_Emphasis"><text:span text:style-name="T132">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7"><text:span text:style-name="Strong_20_Emphasis"><text:span text:style-name="T65"><text:tab/></text:span></text:span></text:p>
      <text:p text:style-name="P48"><text:span text:style-name="Strong_20_Emphasis"><text:span text:style-name="T96"/></text:span></text:p>
      <text:p text:style-name="P49"><text:span text:style-name="Strong_20_Emphasis"><text:span text:style-name="T83"/></text:span></text:p>
      <text:list xml:id="list90341168742400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75"><text:s/></text:span></text:span><text:span text:style-name="Strong_20_Emphasis"><text:span text:style-name="T117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108"><text:note text:id="ftn9" text:note-class="footnote"><text:note-citation>1</text:note-citation><text:note-body><text:p text:style-name="P68"><text:span text:style-name="User_20_Entry"><text:span text:style-name="T222">E</text:span></text:span><text:span text:style-name="User_20_Entry"><text:span text:style-name="T223">ventuele extra </text:span></text:span><text:span text:style-name="User_20_Entry"><text:span text:style-name="T224">gebruiker</text:span></text:span><text:span text:style-name="User_20_Entry"><text:span text:style-name="T223">s aanmelden en dezelfde stappen uitvoeren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75"><text:s/></text:span></text:span><text:span text:style-name="Strong_20_Emphasis"><text:span text:style-name="T117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 text:id="ftn10" text:note-class="footnote"><text:note-citation>2</text:note-citation><text:note-body><text:p text:style-name="P42"><text:span text:style-name="T239">De </text:span><text:span text:style-name="T240">Super</text:span><text:span text:style-name="T239">-toets </text:span><text:span text:style-name="T241">zit linksonder op het toetsenbord en </text:span><text:span text:style-name="T239">heeft een logo in plaats van alleen letters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19"><text:span text:style-name="Strong_20_Emphasis"><text:span text:style-name="T113"/></text:span></text:p>
      <text:p text:style-name="P37"/>
      <text:p text:style-name="P37"/>
      <text:p text:style-name="P39"><text:span text:style-name="T233">E</text:span><text:span text:style-name="T234">inde c</text:span><text:span text:style-name="T235">hecklist, </text:span><text:span text:style-name="T236">d</text:span><text:span text:style-name="T235">e installatie van </text:span><text:span text:style-name="Strong_20_Emphasis"><text:span text:style-name="T253"><text:user-field-get text:name="Distro">Ubuntu</text:user-field-get></text:span></text:span><text:span text:style-name="T237"><text:s/></text:span><text:span text:style-name="T238"><text:user-field-get text:name="Version">22.04</text:user-field-get></text:span><text:span text:style-name="Strong_20_Emphasis"><text:span text:style-name="T254"><text:s/></text:span></text:span><text:span text:style-name="Strong_20_Emphasis"><text:span text:style-name="T252">LTS</text:span></text:span><text:span text:style-name="T35"> 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35">is voltooid.</text:span></text:p>
      <text:p text:style-name="P17"/>
      <text:p text:style-name="P7"><text:span text:style-name="Emphasis"><text:span text:style-name="T316">Geschreven </text:span></text:span><text:span text:style-name="Emphasis"><text:span text:style-name="T319">in</text:span></text:span><text:span text:style-name="Emphasis"><text:span text:style-name="T313"> </text:span></text:span><text:span text:style-name="Strong_20_Emphasis"><text:span text:style-name="T83"><text:user-field-get style:data-style-name="N0" text:name="Releaseyear">2022</text:user-field-get></text:span></text:span><text:span text:style-name="Emphasis"><text:span text:style-name="T314"><text:s/></text:span></text:span><text:span text:style-name="Emphasis"><text:span text:style-name="T315">d</text:span></text:span><text:span text:style-name="Emphasis"><text:span text:style-name="T31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7">Karel Zimmer</text:span></text:span></text:a><text:span text:style-name="Emphasis"><text:span text:style-name="T31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8">Creative Commons Publiek Domein Verklaring</text:span></text:span></text:a><text:span text:style-name="Emphasis"><text:span text:style-name="T3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10T09:03:40.638846117">10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10T09:03:40.418671060</dc:date>
    <meta:keyword>Installatie</meta:keyword>
    <meta:keyword>Checklist</meta:keyword>
    <meta:keyword>Linux</meta:keyword>
    <meta:editing-cycles>6592</meta:editing-cycles>
    <meta:editing-duration>P11DT15H38M41S</meta:editing-duration>
    <dc:creator>Karel Zimmer</dc:creator>
    <meta:document-statistic meta:table-count="4" meta:image-count="0" meta:object-count="0" meta:page-count="4" meta:paragraph-count="75" meta:word-count="749" meta:character-count="5038" meta:non-whitespace-character-count="4313"/>
    <meta:user-defined meta:name="Info 1"/>
    <meta:user-defined meta:name="Info 2"/>
    <meta:user-defined meta:name="Info 3"/>
    <meta:user-defined meta:name="Info 4"/>
  </office:meta>
</office:document-meta>
</file>